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6cfe" officeooo:paragraph-rsid="00206cfe"/>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f0b8f" officeooo:paragraph-rsid="001f0b8f"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normal" officeooo:rsid="001f0b8f" officeooo:paragraph-rsid="001f0b8f" style:font-size-asian="14pt" style:font-weight-asian="normal" style:font-size-complex="14pt" style:font-weight-complex="normal"/>
    </style:style>
    <style:style style:name="T1" style:family="text">
      <style:text-properties officeooo:rsid="00206c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i 08 Aug,</text:p>
      <text:p text:style-name="P2">ELO RATING ALGORITHM</text:p>
      <text:p text:style-name="P2"/>
      <text:p text:style-name="P3">Elo ratings in sports and games is generally used to define the strength of a player, how well he can perform based on the current rating. Now, there are many elo rating systems and algorithm already which are being used in different sports like tennis and chess(FIDE, Chess.com and Lichess).</text:p>
      <text:p text:style-name="P3">Every sports or games uses their own rating alogrithms and formulas to calculate that but for now i want to shift your focus on “Chess” elo rating system.</text:p>
      <text:p text:style-name="P3"/>
      <text:p text:style-name="P3">Chess both offline (held and managed by FIDE mostly) and online platforms like Chess.com and Lichess have seperate rating system, a chess player knows that a 2000 FIDE rated player is not same as a 2000 Chess.com rating. It depends on many factors and parameters. But even using these algorithms and formulas you can not pin point the exact strength of a player in any field. But we can try and improve to reflect the approx strength of a player. All these rating system are based on the classical rating system with their own twist of parameters and tuning but they all contains some kind of flaws. For example, there are two player named as “PlayerA” rated as 1500 and their is “PlayerB” rated as 1500. Now “PlayerA” played a terrible game against “PlayerB” from start to finish but still won because “PlayerB” made a blunder in the last or Resigned due to some reasons, now PlayerA’s rating gets updated to 1500(+20) which is 1520 and PlayerB’s rating get reduced down to 1500(-20) which is 1480. Now consider this another scenario where there is “PlayerA” and “PlayerB” as above and playe<text:span text:style-name="T1">rs. This time “PlayerA” played a phenomenal game and crushed player by a really good play and he still get (+20) points this time too. Now you see it in chess rating system it doesn’t really matter how well or worse you played you rating will increase or decrease only with respect to the opponents current rating which is a huge flaw in the rating system. Now there are many things which can be changes and improved in rating system of chess, we will discuss them in this project as we make those improvements alongside making of my own elo rating algorithm(projec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8T17:15:06.030377408</meta:creation-date>
    <dc:date>2025-08-08T17:32:34.818820907</dc:date>
    <meta:editing-duration>PT4M33S</meta:editing-duration>
    <meta:editing-cycles>1</meta:editing-cycles>
    <meta:document-statistic meta:table-count="0" meta:image-count="0" meta:object-count="0" meta:page-count="1" meta:paragraph-count="5" meta:word-count="376" meta:character-count="2137" meta:non-whitespace-character-count="1766"/>
    <meta:generator>LibreOffice/24.2.7.2$Linux_X86_64 LibreOffice_project/420$Build-2</meta:generator>
  </office:meta>
</office:document-meta>
</file>